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3STEEL V19 XL <text:s/>(Piezas impresas)</text:p>
      <text:p text:style-name="P1"/>
      <text:p text:style-name="P1">EJE Y</text:p>
      <text:list xml:id="list4190308662380183930" text:style-name="L1">
        <text:list-item>
          <text:p text:style-name="P3">6 X Alzador (PETG)</text:p>
        </text:list-item>
        <text:list-item>
          <text:p text:style-name="P3">1 X EndstopY XL (PETG)</text:p>
        </text:list-item>
        <text:list-item>
          <text:p text:style-name="P3">1 X Soporte Correa Y (PETG)</text:p>
        </text:list-item>
        <text:list-item>
          <text:p text:style-name="P3">2 X Soporte MGN (PETG)</text:p>
        </text:list-item>
        <text:list-item>
          <text:p text:style-name="P3">1 X Soporte Mot Y XL (PETG)</text:p>
        </text:list-item>
        <text:list-item>
          <text:p text:style-name="P3">1 X Soporte Polea Y (PETG)</text:p>
        </text:list-item>
      </text:list>
      <text:p text:style-name="P1">EJE Z</text:p>
      <text:list xml:id="list4002506760945551520" text:style-name="L2">
        <text:list-item>
          <text:p text:style-name="P4">2 X Sop Mot Z (PLA)</text:p>
        </text:list-item>
        <text:list-item>
          <text:p text:style-name="P4">2 X tapas husillos (PLA)</text:p>
        </text:list-item>
      </text:list>
      <text:p text:style-name="P1">EJE X</text:p>
      <text:list xml:id="list5626579172866677894" text:style-name="L3">
        <text:list-item>
          <text:p text:style-name="P5">1 X EndstopX-XL (PLA)</text:p>
        </text:list-item>
        <text:list-item>
          <text:p text:style-name="P5">1 X X motor (PLA)</text:p>
        </text:list-item>
        <text:list-item>
          <text:p text:style-name="P5">1 X Xidler V2.0 (PLA)</text:p>
        </text:list-item>
      </text:list>
      <text:p text:style-name="P1">EXTRUSOR TITAN</text:p>
      <text:list xml:id="list1798244434187209701" text:style-name="L4">
        <text:list-item>
          <text:p text:style-name="P6">1 X LayerFanSupport (PETG)</text:p>
        </text:list-item>
        <text:list-item>
          <text:p text:style-name="P6">1 X X-CarriageV2 Titan (PETG)</text:p>
        </text:list-item>
        <text:list-item>
          <text:p text:style-name="P6">1 X Soporte Xcarriage TITAN (PETG)</text:p>
        </text:list-item>
      </text:list>
      <text:p text:style-name="P1">EXTRUSOR BMG</text:p>
      <text:list xml:id="list3030264305669801071" text:style-name="L5">
        <text:list-item>
          <text:p text:style-name="P7">1 X LayerFanBMG (PETG)</text:p>
        </text:list-item>
        <text:list-item>
          <text:p text:style-name="P7">1 X Eslabon 15 Bloqueado BMG (PLA)</text:p>
        </text:list-item>
        <text:list-item>
          <text:p text:style-name="P7">1 X Soporte Xcarriage (PLA) (Cadeneta)</text:p>
        </text:list-item>
        <text:list-item>
          <text:p text:style-name="P7">1 X X-CarriageV2 BMG (PETG)</text:p>
        </text:list-item>
      </text:list>
      <text:p text:style-name="P1">ELECTRONICA Y VARIOS</text:p>
      <text:list xml:id="list4463343959975234633" text:style-name="L6">
        <text:list-item>
          <text:p text:style-name="P8">1 X Spool Holder XL (PLA)</text:p>
        </text:list-item>
        <text:list-item>
          <text:p text:style-name="P8">1 X TapaFuente (PLA)</text:p>
        </text:list-item>
        <text:list-item>
          <text:p text:style-name="P8">1 X Soporte sensor filamento (PLA)</text:p>
        </text:list-item>
        <text:list-item>
          <text:p text:style-name="P8">4 X Sujeccion cable (PLA)</text:p>
        </text:list-item>
        <text:list-item>
          <text:p text:style-name="P8">1 X Soporte MKSGENL-SKR13 (PLA)</text:p>
        </text:list-item>
        <text:list-item>
          <text:p text:style-name="P8">1 X Soporte Raspberry</text:p>
        </text:list-item>
        <text:list-item>
          <text:p text:style-name="P8">1 X Tapa Electronica SKR-Raspy</text:p>
        </text:list-item>
      </text:list>
      <text:p text:style-name="P1">PANTALLA</text:p>
      <text:list xml:id="list1095081940400911953" text:style-name="L7">
        <text:list-item>
          <text:p text:style-name="P9">1 X Mini12864 (PLA)</text:p>
        </text:list-item>
        <text:list-item>
          <text:p text:style-name="P9">1 X Tapa (PLA)</text:p>
        </text:list-item>
      </text:list>
      <text:p text:style-name="P1">CADENETAS</text:p>
      <text:list xml:id="list2972227781925865216" text:style-name="L8">
        <text:list-item>
          <text:p text:style-name="P10">20 X Cierre 5 (PLA)</text:p>
        </text:list-item>
        <text:list-item>
          <text:p text:style-name="P10">20 X Eslabon 5 Bloqueado (PLA)</text:p>
        </text:list-item>
        <text:list-item>
          <text:p text:style-name="P10">1 X Soporte bandeja XL (PETG)</text:p>
        </text:list-item>
        <text:list-item>
          <text:p text:style-name="P10">1 X Soporte electronica (PETG)</text:p>
        </text:list-item>
        <text:list-item>
          <text:p text:style-name="P10">21 X Cierre 15 Tapa L (PLA)</text:p>
        </text:list-item>
        <text:list-item>
          <text:p text:style-name="P10">22 X Cierre 15 Tapa R (PLA)</text:p>
        </text:list-item>
        <text:list-item>
          <text:p text:style-name="P10">4 X Cierre 15 (PLA)</text:p>
        </text:list-item>
        <text:list-item>
          <text:p text:style-name="P10">46 X Eslabon 15 (PLA)</text:p>
        </text:list-item>
        <text:list-item>
          <text:p text:style-name="P10">1 X Soporte Xmotor (PLA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 </meta:initial-creator>
    <meta:creation-date>2019-08-04T23:40:26</meta:creation-date>
    <dc:date>2019-08-07T14:39:20.63</dc:date>
    <dc:creator>Cam </dc:creator>
    <meta:editing-duration>PT11M48S</meta:editing-duration>
    <meta:editing-cycles>4</meta:editing-cycles>
    <meta:generator>OpenOffice/4.1.5$Win32 OpenOffice.org_project/415m1$Build-9789</meta:generator>
    <meta:printed-by>Cam </meta:printed-by>
    <meta:print-date>2019-08-05T11:13:07.70</meta:print-date>
    <meta:document-statistic meta:table-count="0" meta:image-count="0" meta:object-count="0" meta:page-count="1" meta:paragraph-count="45" meta:word-count="245" meta:character-count="1046"/>
  </office:meta>
</office:document-meta>
</file>